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 style:use-optimal-column-width="true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!=[.A3]" style:apply-style-name="cf1" style:base-cell-address="Tabelle1.C3"/>
    </style:style>
    <style:style style:name="ce4" style:family="table-cell">
      <style:map style:condition="of:cell-content()!=[.A35]" style:apply-style-name="cf1" style:base-cell-address="Tabelle1.C35"/>
    </style:style>
    <style:style style:name="ce5" style:family="table-cell">
      <style:map style:condition="of:cell-content()!=[.B3]" style:apply-style-name="cf2" style:base-cell-address="Tabelle1.D3"/>
    </style:style>
    <style:style style:name="ce6" style:family="table-cell">
      <style:map style:condition="of:cell-content()!=[.B35]" style:apply-style-name="cf2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2">
            <text:p>Version 1</text:p>
          </table:table-cell>
          <table:covered-table-cell/>
          <table:table-cell office:value-type="string" table:number-columns-spanned="2" table:number-rows-spanned="1" table:style-name="ce2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1">
            <text:p>Method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Method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3">
            <text:p>MOVE</text:p>
          </table:table-cell>
          <table:table-cell office:value-type="string" table:style-name="ce5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Types/CorrespondingValuesOf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3">
            <text:p>GET</text:p>
          </table:table-cell>
          <table:table-cell table:style-name="ce5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3">
            <text:p>GET</text:p>
          </table:table-cell>
          <table:table-cell table:style-name="ce5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3">
            <text:p>POS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3">
            <text:p>GET</text:p>
          </table:table-cell>
          <table:table-cell table:style-name="ce5"/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s/ByTypes/{typeIds}/Full</text:p>
          </table:table-cell>
          <table:table-cell office:value-type="string" table:style-name="ce5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s/ByTypes/{typeIds}</text:p>
          </table:table-cell>
          <table:table-cell office:value-type="string" table:style-name="ce5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/{id}/Search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figurationItem/{id}/Search/Neighbor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ImportData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ItemAttribute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ItemAttribute/{id}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ItemAttribute/{id}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ItemLink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ItemLink/{id}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ItemTypes/ForLower/{lower}/ConnectionType/{con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3">
            <text:p>GET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3">
            <text:p>PUT</text:p>
          </table:table-cell>
          <table:table-cell office:value-type="string" table:style-name="ce5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3">
            <text:p>DELETE</text:p>
          </table:table-cell>
          <table:table-cell office:value-type="string" table:style-name="ce5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3">
            <text:p>POST</text:p>
          </table:table-cell>
          <table:table-cell table:style-name="ce5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3">
            <text:p>GET</text:p>
          </table:table-cell>
          <table:table-cell table:style-name="ce5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database-ranges>
        <table:database-range table:target-range-address="Tabelle1.A4:Tabelle1.E111">
          <table:sort>
            <table:sort-by table:field-number="1"/>
            <table:sort-by table:field-number="2" table:data-type="GET,POST,PUT,DELETE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699"/>
    </style:style>
    <style:style style:name="cf2" style:family="table-cell" style:data-style-name="N0">
      <style:table-cell-properties fo:background-color="#FFF2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hael</meta:initial-creator>
    <dc:creator>Michael</dc:creator>
    <meta:creation-date>2020-08-30T16:22:06Z</meta:creation-date>
    <dc:date>2020-08-31T18:02:52Z</dc:date>
    <meta:editing-duration>PT0S</meta:editing-duration>
  </office:meta>
</office:document-meta>
</file>